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18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  <text:list-item>
                        <text:p><text:s/>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1"><text:page-number>&lt;numéro&gt;</text:page-number></text:span><text:span text:style-name="T1"><text:s text:c="2"/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1"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41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IV. Maquett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Maquette de l’</text:span>IHM Application smartphon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Maquette de l’</text:span>IHM de la station d’accuei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4cm" svg:height="2.654cm" svg:x="0.2cm" svg:y="19.2cm">
          <draw:text-box>
            <text:p><text:span text:style-name="T1"><text:page-number>&lt;numéro&gt;</text:page-number></text:span><text:span text:style-name="T1"><text:s/>/ </text:span><text:span text:style-name="T1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55M54S</meta:editing-duration>
    <meta:editing-cycles>23</meta:editing-cycles>
    <meta:generator>LibreOffice/6.0.7.3$Windows_X86_64 LibreOffice_project/dc89aa7a9eabfd848af146d5086077aeed2ae4a5</meta:generator>
    <dc:title>Alizarin</dc:title>
    <dc:date>2020-01-27T17:55:03.763000000</dc:date>
    <meta:document-statistic meta:object-count="178"/>
  </office:meta>
</office:document-meta>
</file>